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OPC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NOP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OVI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ADDI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UBI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3:19:44.519704632</meta:creation-date>
    <dc:date>2022-01-05T09:07:09.094428354</dc:date>
    <meta:editing-duration>PT19H37M14S</meta:editing-duration>
    <meta:editing-cycles>2</meta:editing-cycles>
    <meta:generator>LibreOffice/6.4.7.2$Linux_X86_64 LibreOffice_project/40$Build-2</meta:generator>
    <meta:document-statistic meta:table-count="1" meta:cell-count="37" meta:object-count="0"/>
  </office:meta>
</office:document-meta>
</file>